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Heading_20_1">
      <style:paragraph-properties fo:line-height="100%" fo:text-align="start" style:justify-single-word="false"/>
      <style:text-properties style:use-window-font-color="true" loext:opacity="0%" style:font-name="Inter" fo:font-size="12pt" fo:font-weight="bold" officeooo:paragraph-rsid="00095582" fo:background-color="transparent" style:font-name-asian="Inter" style:font-name-complex="Inter"/>
    </style:style>
    <style:style style:name="P3" style:family="paragraph" style:parent-style-name="Heading_20_1">
      <style:paragraph-properties fo:line-height="100%" fo:text-align="start" style:justify-single-word="false"/>
      <style:text-properties style:use-window-font-color="true" loext:opacity="0%" style:font-name="Inter" fo:font-size="12pt" fo:font-weight="bold" officeooo:paragraph-rsid="000a4ccd" fo:background-color="transparent" style:font-name-asian="Inter" style:font-size-asian="24pt" style:font-weight-asian="bold" style:font-name-complex="Inter" style:font-size-complex="24pt" style:font-weight-complex="bold"/>
    </style:style>
    <style:style style:name="P4" style:family="paragraph" style:parent-style-name="Standard">
      <style:paragraph-properties fo:line-height="100%" fo:text-align="start" style:justify-single-word="false"/>
      <style:text-properties style:use-window-font-color="true" loext:opacity="0%" style:font-name="Merriweather Sans Light" fo:font-size="16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name-complex="Merriweather Sans Light"/>
    </style:style>
    <style:style style:name="P5" style:family="paragraph" style:parent-style-name="Standard">
      <style:paragraph-properties fo:line-height="100%" fo:text-align="start" style:justify-single-word="false"/>
      <style:text-properties style:use-window-font-color="true" loext:opacity="0%" style:font-name="Merriweather Sans Light" fo:font-size="14pt" fo:font-weight="normal" fo:background-color="transparent" style:font-name-asian="Merriweather Sans Light" style:font-name-complex="Merriweather Sans Light"/>
    </style:style>
    <style:style style:name="P6" style:family="paragraph" style:parent-style-name="Standard">
      <style:paragraph-properties fo:line-height="100%" fo:text-align="start" style:justify-single-word="false"/>
      <style:text-properties style:use-window-font-color="true" loext:opacity="0%" style:font-name="Merriweather Sans Light" fo:font-size="14pt" fo:font-weight="bold" fo:background-color="transparent" style:font-name-asian="Merriweather Sans Light" style:font-name-complex="Merriweather Sans Light"/>
    </style:style>
    <style:style style:name="P7" style:family="paragraph" style:parent-style-name="Standard">
      <style:paragraph-properties fo:line-height="100%" fo:text-align="start" style:justify-single-word="false"/>
      <style:text-properties style:use-window-font-color="true" loext:opacity="0%" style:font-name="Inter" fo:font-size="12pt" fo:font-weight="normal" fo:background-color="transparent" style:font-name-asian="Inter" style:font-name-complex="Inter"/>
    </style:style>
    <style:style style:name="P8" style:family="paragraph" style:parent-style-name="Standard">
      <style:paragraph-properties fo:line-height="100%" fo:text-align="start" style:justify-single-word="false"/>
      <style:text-properties style:use-window-font-color="true" loext:opacity="0%" style:font-name="Inter" fo:font-size="12pt" fo:font-weight="bold" fo:background-color="transparent" style:font-name-asian="Inter" style:font-weight-asian="bold" style:font-name-complex="Inter" style:font-weight-complex="bold"/>
    </style:style>
    <style:style style:name="P9" style:family="paragraph" style:parent-style-name="Standard">
      <style:paragraph-properties fo:line-height="100%" fo:text-align="start" style:justify-single-word="false"/>
    </style:style>
    <style:style style:name="P10" style:family="paragraph" style:parent-style-name="Text_20_body">
      <style:paragraph-properties fo:line-height="100%" fo:text-align="start" style:justify-single-word="false"/>
      <style:text-properties style:use-window-font-color="true" loext:opacity="0%" style:font-name="Inter" fo:font-size="12pt" fo:font-weight="bold" officeooo:paragraph-rsid="000a4ccd" fo:background-color="transparent" style:font-name-asian="Inter" style:font-size-asian="24pt" style:font-weight-asian="bold" style:font-name-complex="Inter" style:font-size-complex="24pt" style:font-weight-complex="bold"/>
    </style:style>
    <style:style style:name="P11" style:family="paragraph" style:parent-style-name="Text_20_body">
      <style:text-properties style:use-window-font-color="true" loext:opacity="0%" style:font-name="Inter" fo:font-size="12pt" fo:font-weight="normal" fo:background-color="transparent" style:font-name-asian="Inter" style:font-size-asian="24pt" style:font-weight-asian="bold" style:font-name-complex="Inter" style:font-size-complex="24pt" style:font-weight-complex="bold"/>
    </style:style>
    <style:style style:name="P12" style:family="paragraph" style:parent-style-name="Text_20_body">
      <style:paragraph-properties fo:line-height="100%" fo:text-align="start" style:justify-single-word="false"/>
      <style:text-properties officeooo:paragraph-rsid="000a4ccd"/>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style:use-window-font-color="true" loext:opacity="0%" style:font-name="Calibri" fo:font-size="12pt" fo:font-weight="normal" fo:background-color="transparent" loext:char-shading-value="0" style:font-name-asian="Calibri" style:font-name-complex="Calibri"/>
    </style:style>
    <style:style style:name="T4" style:family="text">
      <style:text-properties style:use-window-font-color="true" loext:opacity="0%" style:font-name="Calibri" fo:font-size="14pt" fo:font-weight="normal" fo:background-color="transparent" loext:char-shading-value="0" style:font-name-asian="Calibri" style:font-name-complex="Calibri"/>
    </style:style>
    <style:style style:name="T5" style:family="text">
      <style:text-properties style:use-window-font-color="true" loext:opacity="0%" style:font-name="Calibri" fo:font-size="14pt" fo:font-style="italic" fo:font-weight="normal" fo:background-color="transparent" loext:char-shading-value="0" style:font-name-asian="Calibri" style:font-name-complex="Calibri"/>
    </style:style>
    <style:style style:name="T6" style:family="text">
      <style:text-properties style:use-window-font-color="true" loext:opacity="0%" style:font-name="Inter" fo:font-size="12pt" fo:font-weight="normal" fo:background-color="transparent" loext:char-shading-value="0" style:font-name-asian="Inter" style:font-name-complex="Inter"/>
    </style:style>
    <style:style style:name="T7" style:family="text">
      <style:text-properties style:use-window-font-color="true" loext:opacity="0%" style:font-name="Inter" fo:font-size="12pt" fo:font-weight="normal" fo:background-color="transparent" loext:char-shading-value="0" style:font-name-asian="Inter" style:font-size-asian="24pt" style:font-weight-asian="bold" style:font-name-complex="Inter" style:font-size-complex="24pt" style:font-weight-complex="bold"/>
    </style:style>
    <style:style style:name="T8" style:family="text">
      <style:text-properties style:use-window-font-color="true" loext:opacity="0%" style:font-name="Inter" fo:font-size="12pt" fo:font-style="italic" fo:font-weight="normal" fo:background-color="transparent" loext:char-shading-value="0" style:font-name-asian="Inter" style:font-name-complex="Inter"/>
    </style:style>
    <style:style style:name="T9" style:family="text">
      <style:text-properties style:use-window-font-color="true" loext:opacity="0%" style:font-name="Inter" fo:font-size="12pt" fo:font-style="italic" fo:font-weight="normal" fo:background-color="transparent" loext:char-shading-value="0" style:font-name-asian="Inter" style:font-style-asian="italic" style:font-name-complex="Inter" style:font-style-complex="italic"/>
    </style:style>
    <style:style style:name="T10" style:family="text">
      <style:text-properties style:use-window-font-color="true" loext:opacity="0%" style:font-name="Inter" fo:font-size="12pt" fo:font-weight="bold" fo:background-color="transparent" loext:char-shading-value="0" style:font-name-asian="Inter" style:font-weight-asian="bold" style:font-name-complex="Inter" style:font-weight-complex="bold"/>
    </style:style>
    <style:style style:name="T11" style:family="text">
      <style:text-properties style:use-window-font-color="true" loext:opacity="0%" style:font-name="Inter" fo:font-size="12pt" fo:font-weight="bold" officeooo:rsid="00095582" fo:background-color="transparent" loext:char-shading-value="0" style:font-name-asian="Inter" style:font-weight-asian="bold" style:font-name-complex="Inter" style:font-weight-complex="bold"/>
    </style:style>
    <style:style style:name="T12" style:family="text">
      <style:text-properties style:use-window-font-color="true" loext:opacity="0%" style:font-name="Arial" fo:font-size="12pt" fo:font-style="italic" fo:font-weight="normal" fo:background-color="transparent" loext:char-shading-value="0" style:font-name-asian="Arial" style:font-name-complex="Arial"/>
    </style:style>
    <style:style style:name="T13" style:family="text">
      <style:text-properties style:use-window-font-color="true" loext:opacity="0%" style:font-name="Arial" fo:font-size="14pt" fo:font-weight="normal" fo:background-color="transparent" loext:char-shading-value="0" style:font-name-asian="Arial" style:font-name-complex="Arial"/>
    </style:style>
    <style:style style:name="T14" style:family="text">
      <style:text-properties officeooo:rsid="00095582"/>
    </style:style>
    <style:style style:name="T15" style:family="text">
      <style:text-properties fo:font-weight="normal"/>
    </style:style>
    <style:style style:name="T16" style:family="text">
      <style:text-properties fo:font-weight="normal" officeooo:rsid="000a4ccd"/>
    </style:style>
    <style:style style:name="T17" style:family="text">
      <style:text-properties style:font-weight-asian="bold" style:font-weight-complex="bold"/>
    </style:style>
    <style:style style:name="T18" style:family="text">
      <style:text-properties officeooo:rsid="000a4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sic for Pleasure</text:p>
      <text:p text:style-name="P1"/>
      <text:p text:style-name="P5">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
      <text:p text:style-name="P1"><text:span text:style-name="T6">There is no doubt in my mind. I am addicted to vinyl, buying, listening to, coveting </text:span><text:span text:style-name="T3">–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
      <text:p text:style-name="P7">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
      <text:p text:style-name="P6">The ones that sell</text:p>
      <text:p text:style-name="P1"/>
      <text:p text:style-name="P7">In 1965 Joseph Lockwood went to America and saw first hand a new technique for mass marketing recorded music. This was the birth of Music for Pleasure.</text:p>
      <text:p text:style-name="P1"/>
      <text:p text:style-name="P1"><text:span text:style-name="T6">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text:span><text:span text:style-name="T8">EMI First Hundred Years p.150</text:span><text:span text:style-name="T6">) and he significantly streamlined operations at EMI during the years 1954 to 1979. Any loss making operation was canned. Manufacture of television, record players and radios stopped. The focus was on the rapid expansion of the money making business of recorded music. </text:span></text:p>
      <text:p text:style-name="P1"/>
      <text:p text:style-name="P1"><text:span text:style-name="T6">There were huge changes in a number of areas of retail in the 1960s. The article </text:span><text:span text:style-name="T8">A distribution revolution: Changes in music distribution in the UK 1950-75</text:span><text:span text:style-name="T6"> (Kevin D. </text:span><text:soft-page-break/><text:span text:style-name="T6">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he music industry wasn’t alone in adapting to the shifting post-war consumer landscape in the UK.</text:span></text:p>
      <text:p text:style-name="P1"/>
      <text:p text:style-name="P1"><text:span text:style-name="T6">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8">Larousse Gastronomique </text:span><text:span text:style-name="T6">for £1,000</text:span><text:span text:style-name="T8"> </text:span><text:span text:style-name="T12">–</text:span><text:span text:style-name="T8"> </text:span><text:span text:style-name="T6">this he would turn into millions. </text:span></text:p>
      <text:p text:style-name="P1"/>
      <text:p text:style-name="P7">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
      <text:p text:style-name="P1"/>
      <text:p text:style-name="P5">A man who knows the price of everything and the value of nothing </text:p>
      <text:p text:style-name="P1"/>
      <text:p text:style-name="P5">This section is all about the price of records that I have done some analysis on and can be brief.</text:p>
      <text:p text:style-name="P1"/>
      <text:p text:style-name="P7">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s <text:span text:style-name="T14">LP</text:span>s.</text:p>
      <text:p text:style-name="P7"/>
      <text:p text:style-name="P7"/>
      <text:p text:style-name="P7"/>
      <text:p text:style-name="P7"/>
      <text:p text:style-name="P7"/>
      <text:p text:style-name="P7"/>
      <text:p text:style-name="P1"/>
      <text:p text:style-name="P8"><text:soft-page-break/>The Beach Boys (MFP 1382)</text:p>
      <text:p text:style-name="P7"/>
      <text:p text:style-name="P7">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7"/>
      <text:p text:style-name="P7">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7"/>
      <text:p text:style-name="P7">This Beach Boys album is a great example this and the sort of record I think we would like to see being repressed today - a well known band, a good mix of tunes, well packaged and cheap. </text:p>
      <text:p text:style-name="P7"/>
      <text:p text:style-name="P8">Rupert and The Firebird (MFP 50084)</text:p>
      <text:p text:style-name="P7"/>
      <text:p text:style-name="P7">One of the surprising things about the period that MFP operated in was the amount of organisation and strategy that was coming into the industry. The MFP children's 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7"/>
      <text:p text:style-name="P7">Although this record is a little bit of a one track wonder - I Can Fly could well appear on Paul Hillery's compiled Folk Funk &amp; Trippy Troubadours series on RE:WARM. </text:p>
      <text:p text:style-name="P7"/>
      <text:p text:style-name="P8">Curried Jazz (MFP 1307)</text:p>
      <text:p text:style-name="P7"/>
      <text:p text:style-name="P1"><text:span text:style-name="T9">It's strictly korma rather than vindaloo, but like good Indian food, it's cheap! </text:span><text:span text:style-name="T6">Melody Maker June 1969</text:span></text:p>
      <text:p text:style-name="P7"/>
      <text:p text:style-name="P7">Really unfair.</text:p>
      <text:p text:style-name="P1"/>
      <text:h text:style-name="P2" text:outline-level="1"><text:span text:style-name="T17">L'Oeil Ecoute - Les Instruments De Percussions (MFP 2M 046 – 13.266)</text:span><text:span text:style-name="T4"/></text:h>
      <text:h text:style-name="P2" text:outline-level="1"><text:span text:style-name="T15">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16">Whatever, for the right person this record would be sample heaven.</text:span><text:span text:style-name="T4"/></text:h>
      <text:p text:style-name="P1"/>
      <text:h text:style-name="P3" text:outline-level="1"><text:soft-page-break/>Big Terror Movie Themes (MFP 50248)<text:span text:style-name="T1"/></text:h>
      <text:p text:style-name="P12"><text:span text:style-name="T7">Records such as </text:span><text:span text:style-name="Emphasis"><text:span text:style-name="T7">Big Terror Movie Themes</text:span></text:span><text:span text:style-name="T7"> emerged from a specific industrial context: inexpensive studio access, large-scale vinyl manufacturing, and broad distribution through high-street retailers. Their existence depended less on artistic ambition than on a production and retail system designed to fill budget racks with reliable, low-risk material. These albums were not conceived as cult objects; they were functional commodities, produced quickly to meet demand for familiar repertoire in a domesticated, accessible format.</text:span><text:span text:style-name="T1"/></text:p>
      <text:p text:style-name="P11">From a contemporary perspective, claims that these releases were overlooked masterpieces are difficult to sustain. Their orchestral arrangements were deliberately conservative, offering recognisable themes in a standardized, easily marketable form. To attribute lasting artistic value to them risks confusing cultural memory—particularly nostalgia for charity-shop detritus—with intrinsic musical innovation.<text:span text:style-name="T1"/></text:p>
      <text:p text:style-name="P11">The argument that such albums could not be produced today is also debatable. Modern digital workflows allow a single producer to replicate or surpass the technical demands of these recordings with minimal resources. In principle, nothing prevents their recreation.<text:span text:style-name="T1"/></text:p>
      <text:p text:style-name="P11">Yet certain qualities in Geoff Love’s output—the audible studio spill, the unselfconscious campness, the straightforwardness of the orchestration—reflect production conditions and aesthetic norms that no longer exist. While technically reproducible, the broader ecosystem that generated this form of budget-line orchestral repertory has disappeared. What is lost is not the capacity to imitate the sound, but the cultural and industrial framework that made such recordings routine rather than exceptional.<text:span text:style-name="T1"/></text:p>
      <text:p text:style-name="P10"/>
      <text:p text:style-name="P1"/>
      <text:p text:style-name="P1"/>
      <text:p text:style-name="P5">Often there was conflict between other areas of EMI's business for use of previously recorded material - </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29T16:16:05.694000000</dc:date>
    <meta:editing-duration>PT41M35S</meta:editing-duration>
    <meta:editing-cycles>2</meta:editing-cycles>
    <meta:generator>LibreOffice/7.5.3.2$Windows_X86_64 LibreOffice_project/9f56dff12ba03b9acd7730a5a481eea045e468f3</meta:generator>
    <meta:document-statistic meta:table-count="0" meta:image-count="0" meta:object-count="0" meta:page-count="4" meta:paragraph-count="31" meta:word-count="1680" meta:character-count="10006" meta:non-whitespace-character-count="8348"/>
  </office:meta>
</office:document-meta>
</file>